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ox → mox </text:p>
          </table:table-cell>
          <table:table-cell table:style-name="Default"/>
          <table:table-cell table:number-columns-repeated="3"/>
          <table:table-cell office:value-type="string" calcext:value-type="string">
            <text:p>Mox → mox</text:p>
          </table:table-cell>
          <table:table-cell table:number-columns-repeated="3"/>
        </table:table-row>
        <table:table-row table:style-name="ro1">
          <table:table-cell office:value-type="float" office:value="922350000" calcext:value-type="float">
            <text:p>922350000</text:p>
          </table:table-cell>
          <table:table-cell table:style-name="Default" office:value-type="float" office:value="0.00273023937428098" calcext:value-type="float">
            <text:p>0.0027302394</text:p>
          </table:table-cell>
          <table:table-cell table:number-columns-repeated="3"/>
          <table:table-cell office:value-type="float" office:value="922350000" calcext:value-type="float">
            <text:p>922350000</text:p>
          </table:table-cell>
          <table:table-cell office:value-type="float" office:value="0.00276193556646708" calcext:value-type="float">
            <text:p>0.0027619356</text:p>
          </table:table-cell>
          <table:table-cell table:number-columns-repeated="2"/>
        </table:table-row>
        <table:table-row table:style-name="ro1">
          <table:table-cell office:value-type="float" office:value="922380000" calcext:value-type="float">
            <text:p>922380000</text:p>
          </table:table-cell>
          <table:table-cell table:style-name="Default" office:value-type="float" office:value="0.907349552052713" calcext:value-type="float">
            <text:p>0.9073495521</text:p>
          </table:table-cell>
          <table:table-cell table:number-columns-repeated="3"/>
          <table:table-cell office:value-type="float" office:value="922380000" calcext:value-type="float">
            <text:p>922380000</text:p>
          </table:table-cell>
          <table:table-cell office:value-type="float" office:value="0.917883253255892" calcext:value-type="float">
            <text:p>0.9178832533</text:p>
          </table:table-cell>
          <table:table-cell table:number-columns-repeated="2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table:style-name="Default" office:value-type="float" office:value="0.0010659409411645" calcext:value-type="float">
            <text:p>0.0010659409</text:p>
          </table:table-cell>
          <table:table-cell table:number-columns-repeated="3"/>
          <table:table-cell office:value-type="float" office:value="942380000" calcext:value-type="float">
            <text:p>942380000</text:p>
          </table:table-cell>
          <table:table-cell office:value-type="float" office:value="0.000668891488586668" calcext:value-type="float">
            <text:p>0.0006688915</text:p>
          </table:table-cell>
          <table:table-cell/>
          <table:table-cell office:value-type="string" calcext:value-type="string">
            <text:p>Conversion Factor</text:p>
          </table:table-cell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table:style-name="Default" office:value-type="float" office:value="0.0497736022932761" calcext:value-type="float">
            <text:p>0.0497736023</text:p>
          </table:table-cell>
          <table:table-cell/>
          <table:table-cell table:style-name="ce1"/>
          <table:table-cell/>
          <table:table-cell office:value-type="float" office:value="942390000" calcext:value-type="float">
            <text:p>942390000</text:p>
          </table:table-cell>
          <table:table-cell office:value-type="float" office:value="0.0568993278595953" calcext:value-type="float">
            <text:p>0.0568993279</text:p>
          </table:table-cell>
          <table:table-cell/>
          <table:table-cell table:style-name="ce1" table:formula="of:=[.H22]/[.H12]" office:value-type="float" office:value="1.5951988903254" calcext:value-type="float">
            <text:p>1.60E+00</text:p>
          </table:table-cell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table:style-name="Default" office:value-type="float" office:value="0.0222986530263848" calcext:value-type="float">
            <text:p>0.022298653</text:p>
          </table:table-cell>
          <table:table-cell table:number-columns-repeated="3"/>
          <table:table-cell office:value-type="float" office:value="942400000" calcext:value-type="float">
            <text:p>942400000</text:p>
          </table:table-cell>
          <table:table-cell office:value-type="float" office:value="0.0186595638990966" calcext:value-type="float">
            <text:p>0.0186595639</text:p>
          </table:table-cell>
          <table:table-cell table:number-columns-repeated="2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table:style-name="Default" office:value-type="float" office:value="0.012104416968428" calcext:value-type="float">
            <text:p>0.012104417</text:p>
          </table:table-cell>
          <table:table-cell table:number-columns-repeated="3"/>
          <table:table-cell office:value-type="float" office:value="942410000" calcext:value-type="float">
            <text:p>942410000</text:p>
          </table:table-cell>
          <table:table-cell office:value-type="float" office:value="0.00208127898267698" calcext:value-type="float">
            <text:p>0.002081279</text:p>
          </table:table-cell>
          <table:table-cell table:number-columns-repeated="2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table:style-name="Default" office:value-type="float" office:value="0.00467747202319511" calcext:value-type="float">
            <text:p>0.004677472</text:p>
          </table:table-cell>
          <table:table-cell table:number-columns-repeated="3"/>
          <table:table-cell office:value-type="float" office:value="942420000" calcext:value-type="float">
            <text:p>942420000</text:p>
          </table:table-cell>
          <table:table-cell office:value-type="float" office:value="0.00104574529970861" calcext:value-type="float">
            <text:p>0.0010457453</text:p>
          </table:table-cell>
          <table:table-cell table:number-columns-repeated="2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office:value-type="float" office:value="0.000000123320557104768" calcext:value-type="float">
            <text:p>1.23E-07</text:p>
          </table:table-cell>
          <table:table-cell table:number-columns-repeated="3"/>
          <table:table-cell office:value-type="float" office:value="942440000" calcext:value-type="float">
            <text:p>942440000</text:p>
          </table:table-cell>
          <table:table-cell table:style-name="ce1" office:value-type="float" office:value="0.00000000364797722633772" calcext:value-type="float">
            <text:p>3.65E-0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ox_Pu</text:p>
          </table:table-cell>
          <table:table-cell table:style-name="Default"/>
          <table:table-cell table:style-name="ce2" office:value-type="string" calcext:value-type="string">
            <text:p>Pu fraction in MOX</text:p>
          </table:table-cell>
          <table:table-cell table:number-columns-repeated="2"/>
          <table:table-cell office:value-type="string" calcext:value-type="string">
            <text:p>mox_Pu</text:p>
          </table:table-cell>
          <table:table-cell/>
          <table:table-cell table:style-name="ce2" office:value-type="string" calcext:value-type="string">
            <text:p>Pu fraction in MOX</text:p>
          </table:table-cell>
          <table:table-cell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table:style-name="Default" office:value-type="float" office:value="0.0118542979167922" calcext:value-type="float">
            <text:p>0.0118542979</text:p>
          </table:table-cell>
          <table:table-cell table:style-name="ce2" table:formula="of:=[.B4]/[.B12]" office:value-type="float" office:value="0.0899202085730056" calcext:value-type="float">
            <text:p>0.0899202086</text:p>
          </table:table-cell>
          <table:table-cell table:number-columns-repeated="2"/>
          <table:table-cell office:value-type="float" office:value="942380000" calcext:value-type="float">
            <text:p>942380000</text:p>
          </table:table-cell>
          <table:table-cell office:value-type="float" office:value="0.00842912330909978" calcext:value-type="float">
            <text:p>0.0084291233</text:p>
          </table:table-cell>
          <table:table-cell table:style-name="ce2" table:formula="of:=[.G4]/[.G12]" office:value-type="float" office:value="0.0793548111776413" calcext:value-type="float">
            <text:p>0.0793548112</text:p>
          </table:table-cell>
          <table:table-cell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table:style-name="Default" office:value-type="float" office:value="0.553530770036696" calcext:value-type="float">
            <text:p>0.55353077</text:p>
          </table:table-cell>
          <table:table-cell table:style-name="ce2" table:formula="of:=[.B5]/[.B13]" office:value-type="float" office:value="0.0899202085730056" calcext:value-type="float">
            <text:p>0.0899202086</text:p>
          </table:table-cell>
          <table:table-cell table:number-columns-repeated="2"/>
          <table:table-cell office:value-type="float" office:value="942390000" calcext:value-type="float">
            <text:p>942390000</text:p>
          </table:table-cell>
          <table:table-cell office:value-type="float" office:value="0.717024299033641" calcext:value-type="float">
            <text:p>0.717024299</text:p>
          </table:table-cell>
          <table:table-cell table:style-name="ce2" table:formula="of:=[.G5]/[.G13]" office:value-type="float" office:value="0.0793548111776414" calcext:value-type="float">
            <text:p>0.0793548112</text:p>
          </table:table-cell>
          <table:table-cell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table:style-name="Default" office:value-type="float" office:value="0.247982665746162" calcext:value-type="float">
            <text:p>0.2479826657</text:p>
          </table:table-cell>
          <table:table-cell table:style-name="ce2" table:formula="of:=[.B6]/[.B14]" office:value-type="float" office:value="0.0899202085730055" calcext:value-type="float">
            <text:p>0.0899202086</text:p>
          </table:table-cell>
          <table:table-cell table:number-columns-repeated="2"/>
          <table:table-cell office:value-type="float" office:value="942400000" calcext:value-type="float">
            <text:p>942400000</text:p>
          </table:table-cell>
          <table:table-cell office:value-type="float" office:value="0.235140927464698" calcext:value-type="float">
            <text:p>0.2351409275</text:p>
          </table:table-cell>
          <table:table-cell table:style-name="ce2" table:formula="of:=[.G6]/[.G14]" office:value-type="float" office:value="0.0793548111776415" calcext:value-type="float">
            <text:p>0.0793548112</text:p>
          </table:table-cell>
          <table:table-cell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table:style-name="Default" office:value-type="float" office:value="0.134612865789791" calcext:value-type="float">
            <text:p>0.1346128658</text:p>
          </table:table-cell>
          <table:table-cell table:style-name="ce2" table:formula="of:=[.B7]/[.B15]" office:value-type="float" office:value="0.0899202085730055" calcext:value-type="float">
            <text:p>0.0899202086</text:p>
          </table:table-cell>
          <table:table-cell table:number-columns-repeated="2"/>
          <table:table-cell office:value-type="float" office:value="942410000" calcext:value-type="float">
            <text:p>942410000</text:p>
          </table:table-cell>
          <table:table-cell office:value-type="float" office:value="0.0262275084747904" calcext:value-type="float">
            <text:p>0.0262275085</text:p>
          </table:table-cell>
          <table:table-cell table:style-name="ce2" table:formula="of:=[.G7]/[.G15]" office:value-type="float" office:value="0.0793548111776414" calcext:value-type="float">
            <text:p>0.0793548112</text:p>
          </table:table-cell>
          <table:table-cell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table:style-name="Default" office:value-type="float" office:value="0.0520180290662638" calcext:value-type="float">
            <text:p>0.0520180291</text:p>
          </table:table-cell>
          <table:table-cell table:style-name="ce2" table:formula="of:=[.B8]/[.B16]" office:value-type="float" office:value="0.0899202085730056" calcext:value-type="float">
            <text:p>0.0899202086</text:p>
          </table:table-cell>
          <table:table-cell table:number-columns-repeated="2"/>
          <table:table-cell office:value-type="float" office:value="942420000" calcext:value-type="float">
            <text:p>942420000</text:p>
          </table:table-cell>
          <table:table-cell office:value-type="float" office:value="0.0131780957473093" calcext:value-type="float">
            <text:p>0.0131780957</text:p>
          </table:table-cell>
          <table:table-cell table:style-name="ce2" table:formula="of:=[.G8]/[.G16]" office:value-type="float" office:value="0.0793548111776415" calcext:value-type="float">
            <text:p>0.0793548112</text:p>
          </table:table-cell>
          <table:table-cell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office:value-type="float" office:value="0.00000137144429557951" calcext:value-type="float">
            <text:p>1.37E-06</text:p>
          </table:table-cell>
          <table:table-cell table:style-name="ce2" table:formula="of:=[.B9]/[.B17]" office:value-type="float" office:value="0.0899202085730054" calcext:value-type="float">
            <text:p>0.0899202086</text:p>
          </table:table-cell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1" office:value-type="float" office:value="0.0000000459704606715208" calcext:value-type="float">
            <text:p>4.60E-08</text:p>
          </table:table-cell>
          <table:table-cell table:style-name="ce2" table:formula="of:=[.G9]/[.G17]" office:value-type="float" office:value="0.0793548111776413" calcext:value-type="float">
            <text:p>0.0793548112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_Pu</text:p>
          </table:table-cell>
          <table:table-cell/>
        </table:table-row>
        <table:table-row table:style-name="ro1">
          <table:table-cell office:value-type="string" calcext:value-type="string">
            <text:p>spent_uox</text:p>
          </table:table-cell>
          <table:table-cell table:style-name="Default"/>
          <table:table-cell table:style-name="ce1" table:formula="of:=SUM([.B54:.B59])" office:value-type="float" office:value="0.00937596205417264" calcext:value-type="float">
            <text:p>9.38E-03</text:p>
          </table:table-cell>
          <table:table-cell table:number-columns-repeated="2"/>
          <table:table-cell office:value-type="string" calcext:value-type="string">
            <text:p>spent_mox</text:p>
          </table:table-cell>
          <table:table-cell/>
          <table:table-cell table:style-name="ce1" table:formula="of:=SUM([.G53:.G58])" office:value-type="float" office:value="0.126586706732555" calcext:value-type="float">
            <text:p>1.27E-01</text:p>
          </table:table-cell>
          <table:table-cell/>
        </table:table-row>
        <table:table-row table:style-name="ro1">
          <table:table-cell office:value-type="float" office:value="10030000" calcext:value-type="float">
            <text:p>10030000</text:p>
          </table:table-cell>
          <table:table-cell office:value-type="float" office:value="0.0000000593291709632618" calcext:value-type="float">
            <text:p>5.93E-08</text:p>
          </table:table-cell>
          <table:table-cell table:number-columns-repeated="3"/>
          <table:table-cell office:value-type="float" office:value="10030000" calcext:value-type="float">
            <text:p>10030000</text:p>
          </table:table-cell>
          <table:table-cell table:style-name="ce1" office:value-type="float" office:value="0.00000018617095462858" calcext:value-type="float">
            <text:p>1.86E-07</text:p>
          </table:table-cell>
          <table:table-cell table:number-columns-repeated="2"/>
        </table:table-row>
        <table:table-row table:style-name="ro1">
          <table:table-cell office:value-type="float" office:value="20040000" calcext:value-type="float">
            <text:p>20040000</text:p>
          </table:table-cell>
          <table:table-cell office:value-type="float" office:value="0.000000216408543242233" calcext:value-type="float">
            <text:p>2.16E-07</text:p>
          </table:table-cell>
          <table:table-cell table:number-columns-repeated="3"/>
          <table:table-cell office:value-type="float" office:value="20040000" calcext:value-type="float">
            <text:p>20040000</text:p>
          </table:table-cell>
          <table:table-cell table:style-name="ce1" office:value-type="float" office:value="0.00000834007032298575" calcext:value-type="float">
            <text:p>8.34E-06</text:p>
          </table:table-cell>
          <table:table-cell table:number-columns-repeated="2"/>
        </table:table-row>
        <table:table-row table:style-name="ro1">
          <table:table-cell office:value-type="float" office:value="60140000" calcext:value-type="float">
            <text:p>60140000</text:p>
          </table:table-cell>
          <table:table-cell office:value-type="float" office:value="0.0000000000271516870419798" calcext:value-type="float">
            <text:p>2.72E-11</text:p>
          </table:table-cell>
          <table:table-cell table:number-columns-repeated="3"/>
          <table:table-cell office:value-type="float" office:value="360810000" calcext:value-type="float">
            <text:p>360810000</text:p>
          </table:table-cell>
          <table:table-cell table:style-name="ce1" office:value-type="float" office:value="0.00000000000856461892199477" calcext:value-type="float">
            <text:p>8.56E-12</text:p>
          </table:table-cell>
          <table:table-cell table:number-columns-repeated="2"/>
        </table:table-row>
        <table:table-row table:style-name="ro1">
          <table:table-cell office:value-type="float" office:value="360810000" calcext:value-type="float">
            <text:p>360810000</text:p>
          </table:table-cell>
          <table:table-cell office:value-type="float" office:value="0.0000000000223013286574375" calcext:value-type="float">
            <text:p>2.23E-11</text:p>
          </table:table-cell>
          <table:table-cell table:number-columns-repeated="3"/>
          <table:table-cell office:value-type="float" office:value="360850000" calcext:value-type="float">
            <text:p>360850000</text:p>
          </table:table-cell>
          <table:table-cell table:style-name="ce1" office:value-type="float" office:value="0.0000314353832428424" calcext:value-type="float">
            <text:p>3.14E-05</text:p>
          </table:table-cell>
          <table:table-cell table:number-columns-repeated="2"/>
        </table:table-row>
        <table:table-row table:style-name="ro1">
          <table:table-cell office:value-type="float" office:value="360850000" calcext:value-type="float">
            <text:p>360850000</text:p>
          </table:table-cell>
          <table:table-cell office:value-type="float" office:value="0.0000249432259902946" calcext:value-type="float">
            <text:p>2.49E-05</text:p>
          </table:table-cell>
          <table:table-cell table:number-columns-repeated="3"/>
          <table:table-cell office:value-type="float" office:value="380900000" calcext:value-type="float">
            <text:p>380900000</text:p>
          </table:table-cell>
          <table:table-cell office:value-type="float" office:value="0.000587795037697093" calcext:value-type="float">
            <text:p>0.000587795</text:p>
          </table:table-cell>
          <table:table-cell table:number-columns-repeated="2"/>
        </table:table-row>
        <table:table-row table:style-name="ro1">
          <table:table-cell office:value-type="float" office:value="380900000" calcext:value-type="float">
            <text:p>380900000</text:p>
          </table:table-cell>
          <table:table-cell table:style-name="Default" office:value-type="float" office:value="0.000554488878607225" calcext:value-type="float">
            <text:p>0.0005544889</text:p>
          </table:table-cell>
          <table:table-cell table:number-columns-repeated="3"/>
          <table:table-cell office:value-type="float" office:value="430990000" calcext:value-type="float">
            <text:p>430990000</text:p>
          </table:table-cell>
          <table:table-cell office:value-type="float" office:value="0.00178241463894994" calcext:value-type="float">
            <text:p>0.0017824146</text:p>
          </table:table-cell>
          <table:table-cell table:number-columns-repeated="2"/>
        </table:table-row>
        <table:table-row table:style-name="ro1">
          <table:table-cell office:value-type="float" office:value="430990000" calcext:value-type="float">
            <text:p>430990000</text:p>
          </table:table-cell>
          <table:table-cell table:style-name="Default" office:value-type="float" office:value="0.000807326640983284" calcext:value-type="float">
            <text:p>0.0008073266</text:p>
          </table:table-cell>
          <table:table-cell table:number-columns-repeated="3"/>
          <table:table-cell office:value-type="float" office:value="531290000" calcext:value-type="float">
            <text:p>531290000</text:p>
          </table:table-cell>
          <table:table-cell office:value-type="float" office:value="0.000562553359109562" calcext:value-type="float">
            <text:p>0.0005625534</text:p>
          </table:table-cell>
          <table:table-cell table:number-columns-repeated="2"/>
        </table:table-row>
        <table:table-row table:style-name="ro1">
          <table:table-cell office:value-type="float" office:value="531290000" calcext:value-type="float">
            <text:p>531290000</text:p>
          </table:table-cell>
          <table:table-cell table:style-name="Default" office:value-type="float" office:value="0.00018689359164793" calcext:value-type="float">
            <text:p>0.0001868936</text:p>
          </table:table-cell>
          <table:table-cell table:number-columns-repeated="3"/>
          <table:table-cell office:value-type="float" office:value="551340000" calcext:value-type="float">
            <text:p>551340000</text:p>
          </table:table-cell>
          <table:table-cell table:style-name="ce1" office:value-type="float" office:value="0.0000574499221676401" calcext:value-type="float">
            <text:p>5.74E-05</text:p>
          </table:table-cell>
          <table:table-cell table:number-columns-repeated="2"/>
        </table:table-row>
        <table:table-row table:style-name="ro1">
          <table:table-cell office:value-type="float" office:value="551340000" calcext:value-type="float">
            <text:p>551340000</text:p>
          </table:table-cell>
          <table:table-cell table:style-name="Default" office:value-type="float" office:value="0.000127038112103747" calcext:value-type="float">
            <text:p>0.0001270381</text:p>
          </table:table-cell>
          <table:table-cell table:number-columns-repeated="3"/>
          <table:table-cell office:value-type="float" office:value="551350000" calcext:value-type="float">
            <text:p>551350000</text:p>
          </table:table-cell>
          <table:table-cell office:value-type="float" office:value="0.00304328825233651" calcext:value-type="float">
            <text:p>0.0030432883</text:p>
          </table:table-cell>
          <table:table-cell table:number-columns-repeated="2"/>
        </table:table-row>
        <table:table-row table:style-name="ro1">
          <table:table-cell office:value-type="float" office:value="551350000" calcext:value-type="float">
            <text:p>551350000</text:p>
          </table:table-cell>
          <table:table-cell table:style-name="Default" office:value-type="float" office:value="0.00031506685722534" calcext:value-type="float">
            <text:p>0.0003150669</text:p>
          </table:table-cell>
          <table:table-cell table:number-columns-repeated="3"/>
          <table:table-cell office:value-type="float" office:value="551370000" calcext:value-type="float">
            <text:p>551370000</text:p>
          </table:table-cell>
          <table:table-cell office:value-type="float" office:value="0.00268424261708978" calcext:value-type="float">
            <text:p>0.0026842426</text:p>
          </table:table-cell>
          <table:table-cell table:number-columns-repeated="2"/>
        </table:table-row>
        <table:table-row table:style-name="ro1">
          <table:table-cell office:value-type="float" office:value="551370000" calcext:value-type="float">
            <text:p>551370000</text:p>
          </table:table-cell>
          <table:table-cell table:style-name="Default" office:value-type="float" office:value="0.00123942132973919" calcext:value-type="float">
            <text:p>0.0012394213</text:p>
          </table:table-cell>
          <table:table-cell table:number-columns-repeated="3"/>
          <table:table-cell office:value-type="float" office:value="822060000" calcext:value-type="float">
            <text:p>822060000</text:p>
          </table:table-cell>
          <table:table-cell table:style-name="ce1" office:value-type="float" office:value="1.2899313751333E-018" calcext:value-type="float">
            <text:p>1.29E-18</text:p>
          </table:table-cell>
          <table:table-cell table:number-columns-repeated="2"/>
        </table:table-row>
        <table:table-row table:style-name="ro1">
          <table:table-cell office:value-type="float" office:value="822060000" calcext:value-type="float">
            <text:p>822060000</text:p>
          </table:table-cell>
          <table:table-cell office:value-type="float" office:value="7.91434009596895E-020" calcext:value-type="float">
            <text:p>7.91E-20</text:p>
          </table:table-cell>
          <table:table-cell table:number-columns-repeated="3"/>
          <table:table-cell office:value-type="float" office:value="822070000" calcext:value-type="float">
            <text:p>822070000</text:p>
          </table:table-cell>
          <table:table-cell table:style-name="ce1" office:value-type="float" office:value="2.01684130699844E-016" calcext:value-type="float">
            <text:p>2.02E-16</text:p>
          </table:table-cell>
          <table:table-cell table:number-columns-repeated="2"/>
        </table:table-row>
        <table:table-row table:style-name="ro1">
          <table:table-cell office:value-type="float" office:value="822070000" calcext:value-type="float">
            <text:p>822070000</text:p>
          </table:table-cell>
          <table:table-cell office:value-type="float" office:value="6.72755027847458E-017" calcext:value-type="float">
            <text:p>6.73E-17</text:p>
          </table:table-cell>
          <table:table-cell table:number-columns-repeated="3"/>
          <table:table-cell office:value-type="float" office:value="822080000" calcext:value-type="float">
            <text:p>822080000</text:p>
          </table:table-cell>
          <table:table-cell table:style-name="ce1" office:value-type="float" office:value="0.0000000000626012706992358" calcext:value-type="float">
            <text:p>6.26E-11</text:p>
          </table:table-cell>
          <table:table-cell table:number-columns-repeated="2"/>
        </table:table-row>
        <table:table-row table:style-name="ro1">
          <table:table-cell office:value-type="float" office:value="822080000" calcext:value-type="float">
            <text:p>822080000</text:p>
          </table:table-cell>
          <table:table-cell office:value-type="float" office:value="0.000000000000127038110029179" calcext:value-type="float">
            <text:p>1.27E-13</text:p>
          </table:table-cell>
          <table:table-cell table:number-columns-repeated="3"/>
          <table:table-cell office:value-type="float" office:value="822100000" calcext:value-type="float">
            <text:p>822100000</text:p>
          </table:table-cell>
          <table:table-cell table:style-name="ce1" office:value-type="float" office:value="8.67686611143185E-018" calcext:value-type="float">
            <text:p>8.68E-18</text:p>
          </table:table-cell>
          <table:table-cell table:number-columns-repeated="2"/>
        </table:table-row>
        <table:table-row table:style-name="ro1">
          <table:table-cell office:value-type="float" office:value="822100000" calcext:value-type="float">
            <text:p>822100000</text:p>
          </table:table-cell>
          <table:table-cell office:value-type="float" office:value="2.57688189068124E-020" calcext:value-type="float">
            <text:p>2.58E-20</text:p>
          </table:table-cell>
          <table:table-cell table:number-columns-repeated="3"/>
          <table:table-cell office:value-type="float" office:value="832090000" calcext:value-type="float">
            <text:p>832090000</text:p>
          </table:table-cell>
          <table:table-cell table:style-name="ce1" office:value-type="float" office:value="0.0000000000000277109943711584" calcext:value-type="float">
            <text:p>2.77E-14</text:p>
          </table:table-cell>
          <table:table-cell table:number-columns-repeated="2"/>
        </table:table-row>
        <table:table-row table:style-name="ro1">
          <table:table-cell office:value-type="float" office:value="832090000" calcext:value-type="float">
            <text:p>832090000</text:p>
          </table:table-cell>
          <table:table-cell office:value-type="float" office:value="2.6676971114982E-017" calcext:value-type="float">
            <text:p>2.67E-17</text:p>
          </table:table-cell>
          <table:table-cell table:number-columns-repeated="3"/>
          <table:table-cell office:value-type="float" office:value="882260000" calcext:value-type="float">
            <text:p>882260000</text:p>
          </table:table-cell>
          <table:table-cell table:style-name="ce1" office:value-type="float" office:value="0.0000000000000548929991783224" calcext:value-type="float">
            <text:p>5.49E-14</text:p>
          </table:table-cell>
          <table:table-cell table:number-columns-repeated="2"/>
        </table:table-row>
        <table:table-row table:style-name="ro1">
          <table:table-cell office:value-type="float" office:value="882260000" calcext:value-type="float">
            <text:p>882260000</text:p>
          </table:table-cell>
          <table:table-cell office:value-type="float" office:value="0.0000000000000122703747217461" calcext:value-type="float">
            <text:p>1.23E-14</text:p>
          </table:table-cell>
          <table:table-cell table:number-columns-repeated="3"/>
          <table:table-cell office:value-type="float" office:value="882280000" calcext:value-type="float">
            <text:p>882280000</text:p>
          </table:table-cell>
          <table:table-cell table:style-name="ce1" office:value-type="float" office:value="5.22578048195839E-021" calcext:value-type="float">
            <text:p>5.23E-21</text:p>
          </table:table-cell>
          <table:table-cell table:number-columns-repeated="2"/>
        </table:table-row>
        <table:table-row table:style-name="ro1">
          <table:table-cell office:value-type="float" office:value="882280000" calcext:value-type="float">
            <text:p>882280000</text:p>
          </table:table-cell>
          <table:table-cell office:value-type="float" office:value="6.2456104134573E-021" calcext:value-type="float">
            <text:p>6.25E-21</text:p>
          </table:table-cell>
          <table:table-cell table:number-columns-repeated="3"/>
          <table:table-cell office:value-type="float" office:value="892270000" calcext:value-type="float">
            <text:p>892270000</text:p>
          </table:table-cell>
          <table:table-cell table:style-name="ce1" office:value-type="float" office:value="5.15791280222079E-015" calcext:value-type="float">
            <text:p>5.16E-15</text:p>
          </table:table-cell>
          <table:table-cell table:number-columns-repeated="2"/>
        </table:table-row>
        <table:table-row table:style-name="ro1">
          <table:table-cell office:value-type="float" office:value="892270000" calcext:value-type="float">
            <text:p>892270000</text:p>
          </table:table-cell>
          <table:table-cell office:value-type="float" office:value="3.56759339050263E-015" calcext:value-type="float">
            <text:p>3.57E-15</text:p>
          </table:table-cell>
          <table:table-cell table:number-columns-repeated="3"/>
          <table:table-cell office:value-type="float" office:value="902280000" calcext:value-type="float">
            <text:p>902280000</text:p>
          </table:table-cell>
          <table:table-cell table:style-name="ce1" office:value-type="float" office:value="0.000000000106978368941686" calcext:value-type="float">
            <text:p>1.07E-10</text:p>
          </table:table-cell>
          <table:table-cell table:number-columns-repeated="2"/>
        </table:table-row>
        <table:table-row table:style-name="ro1">
          <table:table-cell office:value-type="float" office:value="902280000" calcext:value-type="float">
            <text:p>902280000</text:p>
          </table:table-cell>
          <table:table-cell office:value-type="float" office:value="0.00000000000067739898800287" calcext:value-type="float">
            <text:p>6.77E-13</text:p>
          </table:table-cell>
          <table:table-cell table:number-columns-repeated="3"/>
          <table:table-cell office:value-type="float" office:value="902290000" calcext:value-type="float">
            <text:p>902290000</text:p>
          </table:table-cell>
          <table:table-cell table:style-name="ce1" office:value-type="float" office:value="0.00000000000433184899737912" calcext:value-type="float">
            <text:p>4.33E-12</text:p>
          </table:table-cell>
          <table:table-cell table:number-columns-repeated="2"/>
        </table:table-row>
        <table:table-row table:style-name="ro1">
          <table:table-cell office:value-type="float" office:value="902290000" calcext:value-type="float">
            <text:p>902290000</text:p>
          </table:table-cell>
          <table:table-cell office:value-type="float" office:value="0.00000000000017616088856199" calcext:value-type="float">
            <text:p>1.76E-13</text:p>
          </table:table-cell>
          <table:table-cell table:number-columns-repeated="3"/>
          <table:table-cell office:value-type="float" office:value="902300000" calcext:value-type="float">
            <text:p>902300000</text:p>
          </table:table-cell>
          <table:table-cell table:style-name="ce1" office:value-type="float" office:value="0.00000000227976477812966" calcext:value-type="float">
            <text:p>2.28E-09</text:p>
          </table:table-cell>
          <table:table-cell table:number-columns-repeated="2"/>
        </table:table-row>
        <table:table-row table:style-name="ro1">
          <table:table-cell office:value-type="float" office:value="902300000" calcext:value-type="float">
            <text:p>902300000</text:p>
          </table:table-cell>
          <table:table-cell office:value-type="float" office:value="0.00000000103205152619607" calcext:value-type="float">
            <text:p>1.03E-09</text:p>
          </table:table-cell>
          <table:table-cell table:number-columns-repeated="3"/>
          <table:table-cell office:value-type="float" office:value="902320000" calcext:value-type="float">
            <text:p>902320000</text:p>
          </table:table-cell>
          <table:table-cell table:style-name="ce1" office:value-type="float" office:value="0.0000000000471583058988271" calcext:value-type="float">
            <text:p>4.72E-11</text:p>
          </table:table-cell>
          <table:table-cell table:number-columns-repeated="2"/>
        </table:table-row>
        <table:table-row table:style-name="ro1">
          <table:table-cell office:value-type="float" office:value="902320000" calcext:value-type="float">
            <text:p>902320000</text:p>
          </table:table-cell>
          <table:table-cell office:value-type="float" office:value="0.000000000161506614293798" calcext:value-type="float">
            <text:p>1.62E-10</text:p>
          </table:table-cell>
          <table:table-cell table:number-columns-repeated="3"/>
          <table:table-cell office:value-type="float" office:value="912310000" calcext:value-type="float">
            <text:p>912310000</text:p>
          </table:table-cell>
          <table:table-cell table:style-name="ce1" office:value-type="float" office:value="0.000000000138563334867239" calcext:value-type="float">
            <text:p>1.39E-10</text:p>
          </table:table-cell>
          <table:table-cell table:number-columns-repeated="2"/>
        </table:table-row>
        <table:table-row table:style-name="ro1">
          <table:table-cell office:value-type="float" office:value="912310000" calcext:value-type="float">
            <text:p>912310000</text:p>
          </table:table-cell>
          <table:table-cell office:value-type="float" office:value="0.000000000232404405999766" calcext:value-type="float">
            <text:p>2.32E-10</text:p>
          </table:table-cell>
          <table:table-cell table:number-columns-repeated="3"/>
          <table:table-cell office:value-type="float" office:value="922320000" calcext:value-type="float">
            <text:p>922320000</text:p>
          </table:table-cell>
          <table:table-cell table:style-name="ce1" office:value-type="float" office:value="0.00000000852410240316448" calcext:value-type="float">
            <text:p>8.52E-09</text:p>
          </table:table-cell>
          <table:table-cell table:number-columns-repeated="2"/>
        </table:table-row>
        <table:table-row table:style-name="ro1">
          <table:table-cell office:value-type="float" office:value="922320000" calcext:value-type="float">
            <text:p>922320000</text:p>
          </table:table-cell>
          <table:table-cell office:value-type="float" office:value="0.000000000144478760390619" calcext:value-type="float">
            <text:p>1.44E-10</text:p>
          </table:table-cell>
          <table:table-cell table:number-columns-repeated="3"/>
          <table:table-cell office:value-type="float" office:value="922330000" calcext:value-type="float">
            <text:p>922330000</text:p>
          </table:table-cell>
          <table:table-cell table:style-name="ce1" office:value-type="float" office:value="0.00000000589081736233968" calcext:value-type="float">
            <text:p>5.89E-09</text:p>
          </table:table-cell>
          <table:table-cell table:number-columns-repeated="2"/>
        </table:table-row>
        <table:table-row table:style-name="ro1">
          <table:table-cell office:value-type="float" office:value="922330000" calcext:value-type="float">
            <text:p>922330000</text:p>
          </table:table-cell>
          <table:table-cell office:value-type="float" office:value="0.00000000135913233881746" calcext:value-type="float">
            <text:p>1.36E-09</text:p>
          </table:table-cell>
          <table:table-cell table:number-columns-repeated="3"/>
          <table:table-cell office:value-type="float" office:value="922340000" calcext:value-type="float">
            <text:p>922340000</text:p>
          </table:table-cell>
          <table:table-cell office:value-type="float" office:value="0.000173369481201082" calcext:value-type="float">
            <text:p>0.0001733695</text:p>
          </table:table-cell>
          <table:table-cell table:number-columns-repeated="2"/>
        </table:table-row>
        <table:table-row table:style-name="ro1">
          <table:table-cell office:value-type="float" office:value="922340000" calcext:value-type="float">
            <text:p>922340000</text:p>
          </table:table-cell>
          <table:table-cell table:style-name="Default" office:value-type="float" office:value="0.000160887441265079" calcext:value-type="float">
            <text:p>0.0001608874</text:p>
          </table:table-cell>
          <table:table-cell table:number-columns-repeated="3"/>
          <table:table-cell office:value-type="float" office:value="922350000" calcext:value-type="float">
            <text:p>922350000</text:p>
          </table:table-cell>
          <table:table-cell office:value-type="float" office:value="0.000212662077087428" calcext:value-type="float">
            <text:p>0.0002126621</text:p>
          </table:table-cell>
          <table:table-cell table:number-columns-repeated="2"/>
        </table:table-row>
        <table:table-row table:style-name="ro1">
          <table:table-cell office:value-type="float" office:value="922350000" calcext:value-type="float">
            <text:p>922350000</text:p>
          </table:table-cell>
          <table:table-cell table:style-name="Default" office:value-type="float" office:value="0.00832197658533503" calcext:value-type="float">
            <text:p>0.0083219766</text:p>
          </table:table-cell>
          <table:table-cell table:number-columns-repeated="3"/>
          <table:table-cell office:value-type="float" office:value="922360000" calcext:value-type="float">
            <text:p>922360000</text:p>
          </table:table-cell>
          <table:table-cell office:value-type="float" office:value="0.000334425257173112" calcext:value-type="float">
            <text:p>0.0003344253</text:p>
          </table:table-cell>
          <table:table-cell table:number-columns-repeated="2"/>
        </table:table-row>
        <table:table-row table:style-name="ro1">
          <table:table-cell office:value-type="float" office:value="922360000" calcext:value-type="float">
            <text:p>922360000</text:p>
          </table:table-cell>
          <table:table-cell table:style-name="Default" office:value-type="float" office:value="0.00398864580189773" calcext:value-type="float">
            <text:p>0.0039886458</text:p>
          </table:table-cell>
          <table:table-cell table:number-columns-repeated="3"/>
          <table:table-cell office:value-type="float" office:value="922380000" calcext:value-type="float">
            <text:p>922380000</text:p>
          </table:table-cell>
          <table:table-cell office:value-type="float" office:value="0.861098667595408" calcext:value-type="float">
            <text:p>0.8610986676</text:p>
          </table:table-cell>
          <table:table-cell table:number-columns-repeated="2"/>
        </table:table-row>
        <table:table-row table:style-name="ro1">
          <table:table-cell office:value-type="float" office:value="922380000" calcext:value-type="float">
            <text:p>922380000</text:p>
          </table:table-cell>
          <table:table-cell table:style-name="Default" office:value-type="float" office:value="0.974406039682378" calcext:value-type="float">
            <text:p>0.9744060397</text:p>
          </table:table-cell>
          <table:table-cell table:number-columns-repeated="3"/>
          <table:table-cell office:value-type="float" office:value="932370000" calcext:value-type="float">
            <text:p>932370000</text:p>
          </table:table-cell>
          <table:table-cell office:value-type="float" office:value="0.000757566601825078" calcext:value-type="float">
            <text:p>0.0007575666</text:p>
          </table:table-cell>
          <table:table-cell table:number-columns-repeated="2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table:style-name="Default" office:value-type="float" office:value="0.000342311469439627" calcext:value-type="float">
            <text:p>0.0003423115</text:p>
          </table:table-cell>
          <table:table-cell table:number-columns-repeated="3"/>
          <table:table-cell office:value-type="float" office:value="942380000" calcext:value-type="float">
            <text:p>942380000</text:p>
          </table:table-cell>
          <table:table-cell office:value-type="float" office:value="0.00106701496034156" calcext:value-type="float">
            <text:p>0.001067015</text:p>
          </table:table-cell>
          <table:table-cell table:number-columns-repeated="2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table:style-name="Default" office:value-type="float" office:value="0.000111145447446701" calcext:value-type="float">
            <text:p>0.0001111454</text:p>
          </table:table-cell>
          <table:table-cell table:number-columns-repeated="3"/>
          <table:table-cell office:value-type="float" office:value="942390000" calcext:value-type="float">
            <text:p>942390000</text:p>
          </table:table-cell>
          <table:table-cell office:value-type="float" office:value="0.0907657446618874" calcext:value-type="float">
            <text:p>0.0907657447</text:p>
          </table:table-cell>
          <table:table-cell table:number-columns-repeated="2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table:style-name="Default" office:value-type="float" office:value="0.00518988349568102" calcext:value-type="float">
            <text:p>0.0051898835</text:p>
          </table:table-cell>
          <table:table-cell table:number-columns-repeated="3"/>
          <table:table-cell office:value-type="float" office:value="942400000" calcext:value-type="float">
            <text:p>942400000</text:p>
          </table:table-cell>
          <table:table-cell office:value-type="float" office:value="0.0297657156257948" calcext:value-type="float">
            <text:p>0.0297657156</text:p>
          </table:table-cell>
          <table:table-cell table:number-columns-repeated="2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table:style-name="Default" office:value-type="float" office:value="0.00232507606412859" calcext:value-type="float">
            <text:p>0.0023250761</text:p>
          </table:table-cell>
          <table:table-cell table:number-columns-repeated="3"/>
          <table:table-cell office:value-type="float" office:value="942410000" calcext:value-type="float">
            <text:p>942410000</text:p>
          </table:table-cell>
          <table:table-cell office:value-type="float" office:value="0.00332005392362389" calcext:value-type="float">
            <text:p>0.0033200539</text:p>
          </table:table-cell>
          <table:table-cell table:number-columns-repeated="2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table:style-name="Default" office:value-type="float" office:value="0.00126212512164851" calcext:value-type="float">
            <text:p>0.0012621251</text:p>
          </table:table-cell>
          <table:table-cell table:number-columns-repeated="3"/>
          <table:table-cell office:value-type="float" office:value="942420000" calcext:value-type="float">
            <text:p>942420000</text:p>
          </table:table-cell>
          <table:table-cell office:value-type="float" office:value="0.00166817174165817" calcext:value-type="float">
            <text:p>0.0016681717</text:p>
          </table:table-cell>
          <table:table-cell table:number-columns-repeated="2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table:style-name="Default" office:value-type="float" office:value="0.000487719066658138" calcext:value-type="float">
            <text:p>0.0004877191</text:p>
          </table:table-cell>
          <table:table-cell table:number-columns-repeated="3"/>
          <table:table-cell office:value-type="float" office:value="942440000" calcext:value-type="float">
            <text:p>942440000</text:p>
          </table:table-cell>
          <table:table-cell table:style-name="ce1" office:value-type="float" office:value="0.00000000581924922338626" calcext:value-type="float">
            <text:p>5.82E-09</text:p>
          </table:table-cell>
          <table:table-cell table:number-columns-repeated="2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office:value-type="float" office:value="0.000000012858609674765" calcext:value-type="float">
            <text:p>1.29E-08</text:p>
          </table:table-cell>
          <table:table-cell table:number-columns-repeated="3"/>
          <table:table-cell office:value-type="float" office:value="952410000" calcext:value-type="float">
            <text:p>952410000</text:p>
          </table:table-cell>
          <table:table-cell office:value-type="float" office:value="0.0013027840676722" calcext:value-type="float">
            <text:p>0.0013027841</text:p>
          </table:table-cell>
          <table:table-cell table:number-columns-repeated="2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office:value-type="float" office:value="0.0000307533361402888" calcext:value-type="float">
            <text:p>3.08E-05</text:p>
          </table:table-cell>
          <table:table-cell table:number-columns-repeated="3"/>
          <table:table-cell office:value-type="float" office:value="952420001" calcext:value-type="float">
            <text:p>952420001</text:p>
          </table:table-cell>
          <table:table-cell table:style-name="ce1" office:value-type="float" office:value="0.0000848321167673176" calcext:value-type="float">
            <text:p>8.48E-05</text:p>
          </table:table-cell>
          <table:table-cell table:number-columns-repeated="2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office:value-type="float" office:value="0.0000003671824496213" calcext:value-type="float">
            <text:p>3.67E-07</text:p>
          </table:table-cell>
          <table:table-cell table:number-columns-repeated="3"/>
          <table:table-cell office:value-type="float" office:value="952430000" calcext:value-type="float">
            <text:p>952430000</text:p>
          </table:table-cell>
          <table:table-cell office:value-type="float" office:value="0.000383597820501127" calcext:value-type="float">
            <text:p>0.0003835978</text:p>
          </table:table-cell>
          <table:table-cell table:number-columns-repeated="2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office:value-type="float" office:value="0.0000814344213030264" calcext:value-type="float">
            <text:p>8.14E-05</text:p>
          </table:table-cell>
          <table:table-cell table:number-columns-repeated="3"/>
          <table:table-cell office:value-type="float" office:value="962420000" calcext:value-type="float">
            <text:p>962420000</text:p>
          </table:table-cell>
          <table:table-cell table:style-name="ce1" office:value-type="float" office:value="0.0000568126311388136" calcext:value-type="float">
            <text:p>5.68E-05</text:p>
          </table:table-cell>
          <table:table-cell table:number-columns-repeated="2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office:value-type="float" office:value="0.0000119504574665954" calcext:value-type="float">
            <text:p>1.20E-05</text:p>
          </table:table-cell>
          <table:table-cell table:number-columns-repeated="3"/>
          <table:table-cell office:value-type="float" office:value="962430000" calcext:value-type="float">
            <text:p>962430000</text:p>
          </table:table-cell>
          <table:table-cell table:style-name="ce1" office:value-type="float" office:value="0.00000345469448977907" calcext:value-type="float">
            <text:p>3.45E-06</text:p>
          </table:table-cell>
          <table:table-cell table:number-columns-repeated="2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office:value-type="float" office:value="0.000000247692366287056" calcext:value-type="float">
            <text:p>2.48E-07</text:p>
          </table:table-cell>
          <table:table-cell table:number-columns-repeated="3"/>
          <table:table-cell office:value-type="float" office:value="962440000" calcext:value-type="float">
            <text:p>962440000</text:p>
          </table:table-cell>
          <table:table-cell office:value-type="float" office:value="0.00018955494029293" calcext:value-type="float">
            <text:p>0.0001895549</text:p>
          </table:table-cell>
          <table:table-cell table:number-columns-repeated="2"/>
        </table:table-row>
        <table:table-row table:style-name="ro1">
          <table:table-cell office:value-type="float" office:value="962440000" calcext:value-type="float">
            <text:p>962440000</text:p>
          </table:table-cell>
          <table:table-cell office:value-type="float" office:value="0.0000228070043188048" calcext:value-type="float">
            <text:p>2.28E-05</text:p>
          </table:table-cell>
          <table:table-cell table:number-columns-repeated="3"/>
          <table:table-cell office:value-type="float" office:value="962450000" calcext:value-type="float">
            <text:p>962450000</text:p>
          </table:table-cell>
          <table:table-cell table:style-name="ce1" office:value-type="float" office:value="0.0000419480172079864" calcext:value-type="float">
            <text:p>4.19E-05</text:p>
          </table:table-cell>
          <table:table-cell table:number-columns-repeated="2"/>
        </table:table-row>
        <table:table-row table:style-name="ro1">
          <table:table-cell office:value-type="float" office:value="962450000" calcext:value-type="float">
            <text:p>962450000</text:p>
          </table:table-cell>
          <table:table-cell office:value-type="float" office:value="0.00000105985490657975" calcext:value-type="float">
            <text:p>1.06E-06</text:p>
          </table:table-cell>
          <table:table-cell table:number-columns-repeated="3"/>
          <table:table-cell office:value-type="float" office:value="962460000" calcext:value-type="float">
            <text:p>962460000</text:p>
          </table:table-cell>
          <table:table-cell table:style-name="ce1" office:value-type="float" office:value="0.0000152876299742055" calcext:value-type="float">
            <text:p>1.53E-05</text:p>
          </table:table-cell>
          <table:table-cell table:number-columns-repeated="2"/>
        </table:table-row>
        <table:table-row table:style-name="ro1">
          <table:table-cell office:value-type="float" office:value="962460000" calcext:value-type="float">
            <text:p>962460000</text:p>
          </table:table-cell>
          <table:table-cell office:value-type="float" office:value="0.0000000987512327269877" calcext:value-type="float">
            <text:p>9.88E-08</text:p>
          </table:table-cell>
          <table:table-cell table:number-columns-repeated="3"/>
          <table:table-cell office:value-type="float" office:value="962470000" calcext:value-type="float">
            <text:p>962470000</text:p>
          </table:table-cell>
          <table:table-cell table:style-name="ce1" office:value-type="float" office:value="0.000000566571962219709" calcext:value-type="float">
            <text:p>5.67E-07</text:p>
          </table:table-cell>
          <table:table-cell table:number-columns-repeated="2"/>
        </table:table-row>
        <table:table-row table:style-name="ro1">
          <table:table-cell office:value-type="float" office:value="962470000" calcext:value-type="float">
            <text:p>962470000</text:p>
          </table:table-cell>
          <table:table-cell office:value-type="float" office:value="0.000000000866459765885451" calcext:value-type="float">
            <text:p>8.66E-10</text:p>
          </table:table-cell>
          <table:table-cell table:number-columns-repeated="3"/>
          <table:table-cell office:value-type="float" office:value="962480000" calcext:value-type="float">
            <text:p>962480000</text:p>
          </table:table-cell>
          <table:table-cell table:style-name="ce1" office:value-type="float" office:value="0.0000000404894864150313" calcext:value-type="float">
            <text:p>4.05E-08</text:p>
          </table:table-cell>
          <table:table-cell table:number-columns-repeated="2"/>
        </table:table-row>
        <table:table-row table:style-name="ro1">
          <table:table-cell office:value-type="float" office:value="962480000" calcext:value-type="float">
            <text:p>962480000</text:p>
          </table:table-cell>
          <table:table-cell office:value-type="float" office:value="0.0000000000446542568721576" calcext:value-type="float">
            <text:p>4.47E-11</text:p>
          </table:table-cell>
          <table:table-cell table:number-columns-repeated="3"/>
          <table:table-cell office:value-type="float" office:value="962500000" calcext:value-type="float">
            <text:p>962500000</text:p>
          </table:table-cell>
          <table:table-cell table:style-name="ce1" office:value-type="float" office:value="6.82778608983096E-015" calcext:value-type="float">
            <text:p>6.83E-15</text:p>
          </table:table-cell>
          <table:table-cell table:number-columns-repeated="2"/>
        </table:table-row>
        <table:table-row table:style-name="ro1">
          <table:table-cell office:value-type="float" office:value="962500000" calcext:value-type="float">
            <text:p>962500000</text:p>
          </table:table-cell>
          <table:table-cell office:value-type="float" office:value="2.06088631785761E-019" calcext:value-type="float">
            <text:p>2.06E-19</text:p>
          </table:table-cell>
          <table:table-cell table:number-columns-repeated="3"/>
          <table:table-cell office:value-type="float" office:value="982490000" calcext:value-type="float">
            <text:p>982490000</text:p>
          </table:table-cell>
          <table:table-cell table:style-name="ce1" office:value-type="float" office:value="0.000000000686910400868016" calcext:value-type="float">
            <text:p>6.87E-10</text:p>
          </table:table-cell>
          <table:table-cell table:number-columns-repeated="2"/>
        </table:table-row>
        <table:table-row table:style-name="ro1">
          <table:table-cell office:value-type="float" office:value="982490000" calcext:value-type="float">
            <text:p>982490000</text:p>
          </table:table-cell>
          <table:table-cell office:value-type="float" office:value="0.0000000000000453456909397412" calcext:value-type="float">
            <text:p>4.53E-14</text:p>
          </table:table-cell>
          <table:table-cell table:number-columns-repeated="3"/>
          <table:table-cell office:value-type="float" office:value="982500000" calcext:value-type="float">
            <text:p>982500000</text:p>
          </table:table-cell>
          <table:table-cell table:style-name="ce1" office:value-type="float" office:value="0.0000000000714283522105614" calcext:value-type="float">
            <text:p>7.14E-11</text:p>
          </table:table-cell>
          <table:table-cell table:number-columns-repeated="2"/>
        </table:table-row>
        <table:table-row table:style-name="ro1">
          <table:table-cell office:value-type="float" office:value="982500000" calcext:value-type="float">
            <text:p>982500000</text:p>
          </table:table-cell>
          <table:table-cell office:value-type="float" office:value="0.0000000000000837770412036456" calcext:value-type="float">
            <text:p>8.38E-14</text:p>
          </table:table-cell>
          <table:table-cell table:number-columns-repeated="3"/>
          <table:table-cell office:value-type="float" office:value="982510000" calcext:value-type="float">
            <text:p>982510000</text:p>
          </table:table-cell>
          <table:table-cell table:style-name="ce1" office:value-type="float" office:value="0.0000000000020281933415103" calcext:value-type="float">
            <text:p>2.03E-12</text:p>
          </table:table-cell>
          <table:table-cell table:number-columns-repeated="2"/>
        </table:table-row>
        <table:table-row table:style-name="ro1">
          <table:table-cell office:value-type="float" office:value="982510000" calcext:value-type="float">
            <text:p>982510000</text:p>
          </table:table-cell>
          <table:table-cell office:value-type="float" office:value="0.0000000000000326212401139103" calcext:value-type="float">
            <text:p>3.26E-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11:16.165915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4:08:51.021749606</meta:creation-date>
    <dc:date>2017-06-29T09:32:40.905369341</dc:date>
    <meta:editing-duration>PT2M8S</meta:editing-duration>
    <meta:editing-cycles>2</meta:editing-cycles>
    <meta:generator>LibreOffice/5.1.6.2$Linux_X86_64 LibreOffice_project/10m0$Build-2</meta:generator>
    <meta:document-statistic meta:table-count="1" meta:cell-count="284" meta:object-count="0"/>
  </office:meta>
</office:document-meta>
</file>